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86cm"/>
    </style:style>
    <style:style style:name="co12" style:family="table-column">
      <style:table-column-properties fo:break-before="auto" style:column-width="11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cm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2" table:default-cell-style-name="ce2"/>
        <table:table-column table:style-name="co11" table:number-columns-repeated="3" table:default-cell-style-name="ce2"/>
        <table:table-column table:style-name="co10" table:default-cell-style-name="ce2"/>
        <table:table-column table:style-name="co12" table:default-cell-style-name="ce5"/>
        <table:table-column table:style-name="co10" table:number-columns-repeated="100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official</text:p>
          </table:table-cell>
          <table:table-cell table:style-name="ce1" office:value-type="string" calcext:value-type="string">
            <text:p>territory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capital</text:p>
          </table:table-cell>
          <table:table-cell table:style-name="ce1" office:value-type="string" calcext:value-type="string">
            <text:p>languages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currency</text:p>
          </table:table-cell>
          <table:table-cell table:style-name="ce1" office:value-type="string" calcext:value-type="string">
            <text:p>EU</text:p>
          </table:table-cell>
          <table:table-cell table:style-name="ce1" office:value-type="string" calcext:value-type="string">
            <text:p>Shengen</text:p>
          </table:table-cell>
          <table:table-cell table:style-name="ce1" office:value-type="string" calcext:value-type="string">
            <text:p>Commonwealth</text:p>
          </table:table-cell>
          <table:table-cell table:style-name="ce1" office:value-type="string" calcext:value-type="string">
            <text:p>Realm</text:p>
          </table:table-cell>
          <table:table-cell table:style-name="ce1" office:value-type="string" calcext:value-type="string">
            <text:p>NATO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driveson</text:p>
          </table:table-cell>
          <table:table-cell table:style-name="ce4" office:value-type="string" calcext:value-type="string">
            <text:p>wiki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Englan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England</text:p>
          </table:table-cell>
          <table:table-cell office:value-type="float" office:value="132932" calcext:value-type="float">
            <text:p>132932</text:p>
          </table:table-cell>
          <table:table-cell office:value-type="float" office:value="57106398" calcext:value-type="float">
            <text:p>5710639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England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ales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Wales</text:p>
          </table:table-cell>
          <table:table-cell office:value-type="float" office:value="21218" calcext:value-type="float">
            <text:p>21218</text:p>
          </table:table-cell>
          <table:table-cell office:value-type="float" office:value="3131640" calcext:value-type="float">
            <text:p>3131640</text:p>
          </table:table-cell>
          <table:table-cell office:value-type="string" calcext:value-type="string">
            <text:p>Cardiff</text:p>
          </table:table-cell>
          <table:table-cell office:value-type="string" calcext:value-type="string">
            <text:p>English, Wel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Wal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otland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cotland</text:p>
          </table:table-cell>
          <table:table-cell office:value-type="float" office:value="80231" calcext:value-type="float">
            <text:p>80231</text:p>
          </table:table-cell>
          <table:table-cell office:value-type="float" office:value="5439842" calcext:value-type="float">
            <text:p>5439842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English, Scots, Scortish Gaelic, British Sign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co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thern Ireland</text:p>
          </table:table-cell>
          <table:table-cell office:value-type="string" calcext:value-type="string">
            <text:p>n_ireland</text:p>
          </table:table-cell>
          <table:table-cell office:value-type="string" calcext:value-type="string">
            <text:p>Nothern Ireland</text:p>
          </table:table-cell>
          <table:table-cell office:value-type="float" office:value="14330" calcext:value-type="float">
            <text:p>14330</text:p>
          </table:table-cell>
          <table:table-cell office:value-type="float" office:value="1910543" calcext:value-type="float">
            <text:p>1910543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English, Irish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Northern_Ire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oman</text:p>
          </table:table-cell>
          <table:table-cell office:value-type="string" calcext:value-type="string">
            <text:p>Isle of Man</text:p>
          </table:table-cell>
          <table:table-cell office:value-type="float" office:value="574" calcext:value-type="float">
            <text:p>574</text:p>
          </table:table-cell>
          <table:table-cell office:value-type="float" office:value="84069" calcext:value-type="float">
            <text:p>84069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English, Manx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Manx poun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Isle_of_M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bei_jersey</text:p>
          </table:table-cell>
          <table:table-cell office:value-type="string" calcext:value-type="string">
            <text:p>Bailiwick of Jersey</text:p>
          </table:table-cell>
          <table:table-cell office:value-type="float" office:value="119.6" calcext:value-type="float">
            <text:p>119,6</text:p>
          </table:table-cell>
          <table:table-cell office:value-type="float" office:value="103267" calcext:value-type="float">
            <text:p>103267</text:p>
          </table:table-cell>
          <table:table-cell office:value-type="string" calcext:value-type="string">
            <text:p>St.Helier</text:p>
          </table:table-cell>
          <table:table-cell office:value-type="string" calcext:value-type="string">
            <text:p>English, French, Jerria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JE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Jersey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bei_guernsey</text:p>
          </table:table-cell>
          <table:table-cell office:value-type="string" calcext:value-type="string">
            <text:p>Bailiwick of Guernsey</text:p>
          </table:table-cell>
          <table:table-cell office:value-type="float" office:value="78" calcext:value-type="float">
            <text:p>78</text:p>
          </table:table-cell>
          <table:table-cell office:value-type="float" office:value="67334" calcext:value-type="float">
            <text:p>67334</text:p>
          </table:table-cell>
          <table:table-cell office:value-type="string" calcext:value-type="string">
            <text:p>St.Peter Port</text:p>
          </table:table-cell>
          <table:table-cell office:value-type="string" calcext:value-type="string">
            <text:p>English, French, Sercquiais, Auregna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BP, GGP poun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ailiwick_of_Guernse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rep_ireland</text:p>
          </table:table-cell>
          <table:table-cell office:value-type="string" calcext:value-type="string">
            <text:p>Ireland</text:p>
          </table:table-cell>
          <table:table-cell office:value-type="float" office:value="244376" calcext:value-type="float">
            <text:p>244376</text:p>
          </table:table-cell>
          <table:table-cell office:value-type="float" office:value="68265209" calcext:value-type="float">
            <text:p>68265209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nglish, Iris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Ire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Great Britain</text:p>
          </table:table-cell>
          <table:table-cell office:value-type="float" office:value="209331" calcext:value-type="float">
            <text:p>209331</text:p>
          </table:table-cell>
          <table:table-cell office:value-type="float" office:value="65685738" calcext:value-type="float">
            <text:p>6568573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Great_Britain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float" office:value="244376" calcext:value-type="float">
            <text:p>244376</text:p>
          </table:table-cell>
          <table:table-cell office:value-type="float" office:value="68265209" calcext:value-type="float">
            <text:p>6826520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, Scots, Ulster, Scots, Welsh, Cornish, Scottish, Gaelic, Irish, British Sign Language</text:p>
          </table:table-cell>
          <table:table-cell office:value-type="string" calcext:value-type="string">
            <text:p>Europe</text:p>
          </table:table-cell>
          <table:table-cell table:style-name="ce3"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007"/>
        </table:table-row>
        <table:table-row table:style-name="ro2">
          <table:table-cell table:number-columns-repeated="2" office:value-type="string" calcext:value-type="string">
            <text:p>overseas</text:p>
          </table:table-cell>
          <table:table-cell office:value-type="string" calcext:value-type="string">
            <text:p>British Overseas Territories</text:p>
          </table:table-cell>
          <table:table-cell office:value-type="float" office:value="1727415" calcext:value-type="float">
            <text:p>1727415</text:p>
          </table:table-cell>
          <table:table-cell office:value-type="float" office:value="272256" calcext:value-type="float">
            <text:p>27225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GBP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ritish_Overseas_Territo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ntigua</text:p>
          </table:table-cell>
          <table:table-cell office:value-type="string" calcext:value-type="string">
            <text:p>Antigua and Barbuda</text:p>
          </table:table-cell>
          <table:table-cell office:value-type="float" office:value="440000" calcext:value-type="float">
            <text:p>440000</text:p>
          </table:table-cell>
          <table:table-cell office:value-type="float" office:value="100772" calcext:value-type="float">
            <text:p>100772</text:p>
          </table:table-cell>
          <table:table-cell office:value-type="string" calcext:value-type="string">
            <text:p>St. John's</text:p>
          </table:table-cell>
          <table:table-cell office:value-type="string" calcext:value-type="string">
            <text:p>English, Antiguan and Barbud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Antigua_and_Barbu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</text:p>
          </table:table-cell>
          <table:table-cell office:value-type="float" office:value="7688287" calcext:value-type="float">
            <text:p>7688287</text:p>
          </table:table-cell>
          <table:table-cell office:value-type="float" office:value="27536000" calcext:value-type="float">
            <text:p>27536000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Australi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Commonwealth of The Bahamas</text:p>
          </table:table-cell>
          <table:table-cell office:value-type="float" office:value="13943" calcext:value-type="float">
            <text:p>13943</text:p>
          </table:table-cell>
          <table:table-cell office:value-type="float" office:value="412628" calcext:value-type="float">
            <text:p>412628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English, Bahami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BSD, US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The_Bahama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office:value-type="float" office:value="22966" calcext:value-type="float">
            <text:p>22966</text:p>
          </table:table-cell>
          <table:table-cell office:value-type="float" office:value="397483" calcext:value-type="float">
            <text:p>397483</text:p>
          </table:table-cell>
          <table:table-cell office:value-type="string" calcext:value-type="string">
            <text:p>Belize City</text:p>
          </table:table-cell>
          <table:table-cell office:value-type="string" calcext:value-type="string">
            <text:p>English, Belize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BZ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Beliz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41288599" calcext:value-type="float">
            <text:p>41288599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English, French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Canada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Grenada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Grenada</text:p>
          </table:table-cell>
          <table:table-cell office:value-type="float" office:value="349" calcext:value-type="float">
            <text:p>349</text:p>
          </table:table-cell>
          <table:table-cell office:value-type="float" office:value="124610" calcext:value-type="float">
            <text:p>124610</text:p>
          </table:table-cell>
          <table:table-cell office:value-type="string" calcext:value-type="string">
            <text:p>St. George's</text:p>
          </table:table-cell>
          <table:table-cell office:value-type="string" calcext:value-type="string">
            <text:p>English, </text:p>
            <text:p>Grenadian Creole English,</text:p>
            <text:p>Grenadian Creole French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Grenad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aica</text:p>
          </table:table-cell>
          <table:table-cell office:value-type="float" office:value="10991" calcext:value-type="float">
            <text:p>10991</text:p>
          </table:table-cell>
          <table:table-cell office:value-type="float" office:value="2734092" calcext:value-type="float">
            <text:p>273409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English, Jamaican Patois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JM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Jamaic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eland</text:p>
          </table:table-cell>
          <table:table-cell office:value-type="string" calcext:value-type="string">
            <text:p>New Zealand</text:p>
          </table:table-cell>
          <table:table-cell office:value-type="float" office:value="268021" calcext:value-type="float">
            <text:p>268021</text:p>
          </table:table-cell>
          <table:table-cell office:value-type="float" office:value="5432170" calcext:value-type="float">
            <text:p>5432170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English, Māori, NZ Sign Languag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NZ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New_Zealand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Papua New Guinea</text:p>
          </table:table-cell>
          <table:table-cell office:value-type="float" office:value="462840" calcext:value-type="float">
            <text:p>462840</text:p>
          </table:table-cell>
          <table:table-cell office:value-type="float" office:value="11781559" calcext:value-type="float">
            <text:p>11781559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English, Hiri Motu, PNG Sign Language, Tok Pisi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G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Papua_New_Guine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skn</text:p>
          </table:table-cell>
          <table:table-cell office:value-type="string" calcext:value-type="string">
            <text:p>Federation of Saint Christopher and Nevis</text:p>
          </table:table-cell>
          <table:table-cell office:value-type="float" office:value="261" calcext:value-type="float">
            <text:p>261</text:p>
          </table:table-cell>
          <table:table-cell office:value-type="float" office:value="47606" calcext:value-type="float">
            <text:p>47606</text:p>
          </table:table-cell>
          <table:table-cell office:value-type="string" calcext:value-type="string">
            <text:p>Basseterre</text:p>
          </table:table-cell>
          <table:table-cell office:value-type="string" calcext:value-type="string">
            <text:p>English, Saint Kitts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aint_Kitts_and_Nevi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tlucia</text:p>
          </table:table-cell>
          <table:table-cell office:value-type="string" calcext:value-type="string">
            <text:p>Saint Lucia</text:p>
          </table:table-cell>
          <table:table-cell office:value-type="float" office:value="617" calcext:value-type="float">
            <text:p>617</text:p>
          </table:table-cell>
          <table:table-cell office:value-type="float" office:value="178696" calcext:value-type="float">
            <text:p>178696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English, Saint Lucian Creole, French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aint_Lucia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389" calcext:value-type="float">
            <text:p>389</text:p>
          </table:table-cell>
          <table:table-cell office:value-type="float" office:value="110872" calcext:value-type="float">
            <text:p>110872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English, Vincentian Creole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aint_Vincent_and_the_Grenadin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lomon Islands </text:p>
          </table:table-cell>
          <table:table-cell office:value-type="string" calcext:value-type="string">
            <text:p>solomons</text:p>
          </table:table-cell>
          <table:table-cell office:value-type="string" calcext:value-type="string">
            <text:p>Solomon Islands </text:p>
          </table:table-cell>
          <table:table-cell office:value-type="float" office:value="28896" calcext:value-type="float">
            <text:p>28896</text:p>
          </table:table-cell>
          <table:table-cell office:value-type="float" office:value="734887" calcext:value-type="float">
            <text:p>734887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English, Piji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XC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Solomon_Island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  <table:table-cell office:value-type="float" office:value="26" calcext:value-type="float">
            <text:p>26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Tuvaluan, English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UD, T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https://en.wikipedia.org/wiki/Tuvalu</text:p>
          </table:table-cell>
          <table:table-cell table:number-columns-repeated="100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5:44:38.634363281</meta:creation-date>
    <dc:date>2024-11-29T19:59:51.274378267</dc:date>
    <meta:editing-duration>PT43M44S</meta:editing-duration>
    <meta:editing-cycles>7</meta:editing-cycles>
    <meta:generator>LibreOffice/7.3.7.2$Linux_X86_64 LibreOffice_project/30$Build-2</meta:generator>
    <meta:document-statistic meta:table-count="1" meta:cell-count="442" meta:object-count="0"/>
  </office:meta>
</office:document-meta>
</file>